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MP0">
      <style:paragraph-properties style:page-number="auto" fo:break-before="page"/>
    </style:style>
    <style:style style:name="P2" style:family="paragraph" style:parent-style-name="Heading_20_2">
      <style:text-properties officeooo:rsid="000cb663" officeooo:paragraph-rsid="000cb663"/>
    </style:style>
    <style:style style:name="P3" style:family="paragraph" style:parent-style-name="Normal">
      <style:text-properties officeooo:rsid="000cb663" officeooo:paragraph-rsid="000cb663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0000"/>
    </style:style>
    <style:style style:name="T6" style:family="text">
      <style:text-properties fo:background-color="#ffff00" loext:char-shading-value="0"/>
    </style:style>
    <style:style style:name="T7" style:family="text">
      <style:text-properties style:text-position="sub 67%"/>
    </style:style>
    <style:style style:name="T8" style:family="text">
      <style:text-properties style:text-position="super 67%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font-name="Courier New" style:font-name-complex="Courier New"/>
    </style:style>
    <style:style style:name="T11" style:family="text">
      <style:text-properties style:text-line-through-style="solid" style:text-line-through-type="single" style:text-underline-mode="continuous" style:text-overline-mode="continuous" style:text-line-through-mode="continuous"/>
    </style:style>
    <style:style style:name="T12" style:family="text">
      <style:text-properties style:text-line-through-style="solid" style:text-line-through-type="double" style:text-underline-mode="continuous" style:text-overline-mode="continuous" style:text-line-through-mode="continuous"/>
    </style:style>
    <style:style style:name="T13" style:family="text">
      <style:text-properties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acter Attributes</text:p>
      <text:p text:style-name="Subtitle">Examples</text:p>
      <text:h text:style-name="Heading_20_2" text:outline-level="2">Bold</text:h>
      <text:p text:style-name="Normal"><text:span text:style-name="Default_20_Paragraph_20_Font"><text:span text:style-name="T1">Lorem ipsum</text:span></text:span> dolor sit amet…</text:p>
      <text:h text:style-name="Heading_20_2" text:outline-level="2">Italic</text:h>
      <text:p text:style-name="Normal"><text:span text:style-name="Default_20_Paragraph_20_Font"><text:span text:style-name="T2">Lorem ipsum</text:span></text:span> dolor sit amet…</text:p>
      <text:h text:style-name="Heading_20_2" text:outline-level="2">Underline</text:h>
      <text:p text:style-name="Normal"><text:span text:style-name="Default_20_Paragraph_20_Font"><text:span text:style-name="T4">Lorem ipsum</text:span></text:span> dolor sit amet…</text:p>
      <text:h text:style-name="Heading_20_2" text:outline-level="2">Bold+Italic+Underline</text:h>
      <text:p text:style-name="Normal"><text:span text:style-name="Default_20_Paragraph_20_Font"><text:span text:style-name="T3">Lorem ipsum</text:span></text:span> dolor sit amet…</text:p>
      <text:h text:style-name="Heading_20_2" text:outline-level="2">Text Color</text:h>
      <text:p text:style-name="Normal"><text:span text:style-name="Default_20_Paragraph_20_Font"><text:span text:style-name="T5">Lorem ipsum</text:span></text:span> dolor sit amet…</text:p>
      <text:h text:style-name="Heading_20_2" text:outline-level="2">Highlight Color</text:h>
      <text:p text:style-name="Normal"><text:span text:style-name="Default_20_Paragraph_20_Font"><text:span text:style-name="T6">Lorem ipsum</text:span></text:span> dolor sit amet…</text:p>
      <text:h text:style-name="Heading_20_2" text:outline-level="2">Subscript + Superscript</text:h>
      <text:p text:style-name="Normal"><text:span text:style-name="Default_20_Paragraph_20_Font"><text:span text:style-name="T7">Lorem</text:span></text:span> <text:span text:style-name="Default_20_Paragraph_20_Font"><text:span text:style-name="T8">ipsum</text:span></text:span> dolor sit amet…</text:p>
      <text:h text:style-name="Heading_20_2" text:outline-level="2">Font Size</text:h>
      <text:p text:style-name="Normal"><text:span text:style-name="Default_20_Paragraph_20_Font"><text:span text:style-name="T9">Lorem ipsum</text:span></text:span> dolor sit amet…</text:p>
      <text:h text:style-name="Heading_20_2" text:outline-level="2">Font Name</text:h>
      <text:p text:style-name="Normal"><text:span text:style-name="Default_20_Paragraph_20_Font"><text:span text:style-name="T10">Lorem ipsum</text:span></text:span> dolor sit amet…</text:p>
      <text:h text:style-name="Heading_20_2" text:outline-level="2">Strikethrough</text:h>
      <text:p text:style-name="Marginalia"><text:span text:style-name="Default_20_Paragraph_20_Font"><text:span text:style-name="T11">Lorem ipsum</text:span></text:span> do<text:span text:style-name="T13">lor sit </text:span>amet…</text:p>
      <text:h text:style-name="Heading_20_2" text:outline-level="2">Double Strikethrough</text:h>
      <text:p text:style-name="Marginalia"><text:span text:style-name="Default_20_Paragraph_20_Font"><text:span text:style-name="T12">Lorem ipsum</text:span></text:span> dolor sit amet…</text:p>
      <text:h text:style-name="P2" text:outline-level="2">Special Characters</text:h>
      <text:p text:style-name="P3"><text:a xlink:type="simple" xlink:href="http://www.heise.de/" text:style-name="Internet_20_link" text:visited-style-name="Visited_20_Internet_20_Link">“some site”</text:a>: http://www.heise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a0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2pt" fo:letter-spacing="normal" fo:language="en" fo:country="US" fo:font-style="normal" style:text-underline-style="none" fo:font-weight="normal" style:letter-kerning="false" style:font-name-asian="MS Mincho" style:font-size-asian="12pt" style:language-asian="de" style:country-asian="D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de" style:country-asian="D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45a8a" style:font-name="Calibri" fo:font-family="Calibri" style:font-family-generic="swiss" style:font-pitch="variable" fo:font-size="16pt" fo:font-weight="bold" style:font-name-asian="MS Gothic" style:font-family-asian="'MS Gothic'" style:font-family-generic-asian="modern" style:font-pitch-asian="fixe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letter-spacing="0.026cm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  <style:text-properties style:text-line-through-style="solid" style:text-line-through-type="doubl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letter-spacing="0.026cm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1_20_Char" style:display-name="Heading 1 Char" style:family="text" style:parent-style-name="Default_20_Paragraph_20_Font">
      <style:text-properties fo:color="#345a8a" style:font-name="Calibri" fo:font-family="Calibri" style:font-family-generic="swiss" style:font-pitch="variable" fo:font-size="16pt" fo:font-weight="bold" style:font-name-asian="MS Gothic" style:font-family-asian="'MS Gothic'" style:font-family-generic-asian="modern" style:font-pitch-asian="fixe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editing-duration>PT2M38S</meta:editing-duration>
    <dc:date>2019-06-20T12:40:32.160000000</dc:date>
    <meta:document-statistic meta:table-count="0" meta:image-count="0" meta:object-count="0" meta:page-count="1" meta:paragraph-count="26" meta:word-count="81" meta:character-count="514" meta:non-whitespace-character-count="459"/>
    <meta:generator>LibreOffice/6.1.6.3$Windows_X86_64 LibreOffice_project/5896ab1714085361c45cf540f76f60673dd96a72</meta:generator>
  </office:meta>
</office:document-meta>
</file>